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6.378cm"/>
    </style:style>
    <style:style style:name="co2" style:family="table-column">
      <style:table-column-properties fo:break-before="auto" style:column-width="3.175cm"/>
    </style:style>
    <style:style style:name="ro1" style:family="table-row">
      <style:table-row-properties style:row-height="0.526cm" fo:break-before="auto" style:use-optimal-row-height="true"/>
    </style:style>
    <style:style style:name="ro2" style:family="table-row">
      <style:table-row-properties style:row-height="1.009cm" fo:break-before="auto" style:use-optimal-row-height="true"/>
    </style:style>
    <style:style style:name="ro3" style:family="table-row">
      <style:table-row-properties style:row-height="1.96cm" fo:break-before="auto" style:use-optimal-row-height="true"/>
    </style:style>
    <style:style style:name="ro4" style:family="table-row">
      <style:table-row-properties style:row-height="0.487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PageStyle_5f_Entrega">
      <style:table-properties table:display="true" style:writing-mode="lr-tb"/>
    </style:style>
    <style:style style:name="ce1" style:family="table-cell" style:parent-style-name="Default">
      <style:table-cell-properties fo:background-color="#efefe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ackground-color="#efefe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Entrega" table:style-name="ta1">
        <office:forms form:automatic-focus="false" form:apply-design-mode="false"/>
        <table:table-column table:style-name="co1" table:default-cell-style-name="ce4"/>
        <table:table-column table:style-name="co2" table:number-columns-repeated="24" table:default-cell-style-name="ce4"/>
        <table:table-column table:style-name="co2" table:number-columns-repeated="999" table:default-cell-style-name="Default"/>
        <table:table-row table:style-name="ro1">
          <table:table-cell table:style-name="ce1" office:value-type="string" calcext:value-type="string">
            <text:p>Item a verificar</text:p>
          </table:table-cell>
          <table:table-cell table:style-name="ce1" office:value-type="string" calcext:value-type="string">
            <text:p>Nota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O escopo do teste foi identificado no plano de teste, definindo claramente quais funcionalidades/componentes serão alvo do teste?</text:p>
          </table:table-cell>
          <table:table-cell table:style-name="ce5" office:value-type="string" calcext:value-type="string">
            <text:p>T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Foi definida a estratégia de teste no plano de teste, incluindo informações como o nível, objetivos, técnicas, critérios e ferramentas de teste a serem aplicados?</text:p>
          </table:table-cell>
          <table:table-cell table:style-name="ce5" office:value-type="string" calcext:value-type="string">
            <text:p>T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Os casos de teste foram definidos de maneira concreta no plano de teste, indicando os valores reais de dados a serem usados, bem como os valores esperados para as saídas? Se necessário foram definidos os procedimentos de teste?</text:p>
          </table:table-cell>
          <table:table-cell table:style-name="ce5" office:value-type="string" calcext:value-type="string">
            <text:p>P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Os resultados da execução dos casos de teste foram registrados no relatório de testes?</text:p>
          </table:table-cell>
          <table:table-cell table:style-name="ce5" office:value-type="string" calcext:value-type="string">
            <text:p>T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As falhas identificadas foram reportadas detalhadamente no relatório de testes, incluindo textos explicativos e imagens, se necessário?</text:p>
          </table:table-cell>
          <table:table-cell table:style-name="ce5" office:value-type="string" calcext:value-type="string">
            <text:p>NA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Na reunião de aceitação o software foi executado sem apresentar defeitos (ou seja, o teste cumpriu sua função de detectar os defeitos antes da entrega)?</text:p>
          </table:table-cell>
          <table:table-cell table:style-name="ce5"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Nota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1022"/>
        </table:table-row>
        <table:table-row table:style-name="ro4" table:number-rows-repeated="989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1" number:min-exponent-digits="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26">00/00/0000</text:date>, <text:time style:data-style-name="N2" text:time-value="18:20:43.89815155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ntrega" style:display-name="PageStyle_Entreg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3.2$Linux_X86_64 LibreOffice_project/430m0$Build-2</meta:generator>
    <dc:date>2018-06-26T18:21:58.162358132</dc:date>
    <dc:creator>patricia </dc:creator>
    <meta:editing-duration>PT7M27S</meta:editing-duration>
    <meta:editing-cycles>4</meta:editing-cycles>
    <meta:document-statistic meta:table-count="1" meta:cell-count="16" meta:object-count="0"/>
  </office:meta>
</office:document-meta>
</file>